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darref</text:p>
          </table:table-cell>
          <table:table-cell office:value-type="string" calcext:value-type="string">
            <text:p>Reflektiviätsfaktor</text:p>
          </table:table-cell>
          <table:table-cell office:value-type="string" calcext:value-type="string">
            <text:p>Regenrate Stunde</text:p>
          </table:table-cell>
          <table:table-cell office:value-type="string" calcext:value-type="string">
            <text:p>Regenrate 5mi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^([.A2]/10)" office:value-type="float" office:value="3162277.66016838" calcext:value-type="float">
            <text:p>3162277,66016838</text:p>
          </table:table-cell>
          <table:table-cell table:formula="of:= ([.B2]/256) ^(1/1.42)" office:value-type="float" office:value="761.23921228877" calcext:value-type="float">
            <text:p>761,23921228877</text:p>
          </table:table-cell>
          <table:table-cell table:formula="of:=[.C2]/12" office:value-type="float" office:value="63.4366010240642" calcext:value-type="float">
            <text:p>63,4366010240642</text:p>
          </table:table-cell>
          <table:table-cell table:formula="of:=ROUND([.D2]/100;2)"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^([.A3]/10)" office:value-type="float" office:value="316227.766016838" calcext:value-type="float">
            <text:p>316227,766016838</text:p>
          </table:table-cell>
          <table:table-cell table:formula="of:= ([.B3]/256) ^(1/1.42)" office:value-type="float" office:value="150.416610863951" calcext:value-type="float">
            <text:p>150,416610863951</text:p>
          </table:table-cell>
          <table:table-cell table:formula="of:=[.C3]/12" office:value-type="float" office:value="12.5347175719959" calcext:value-type="float">
            <text:p>12,5347175719959</text:p>
          </table:table-cell>
          <table:table-cell table:formula="of:=ROUND([.D3]/100;2)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^([.A4]/10)" office:value-type="float" office:value="39810.7170553497" calcext:value-type="float">
            <text:p>39810,7170553497</text:p>
          </table:table-cell>
          <table:table-cell table:formula="of:= ([.B4]/256) ^(1/1.42)" office:value-type="float" office:value="34.9536861337958" calcext:value-type="float">
            <text:p>34,9536861337958</text:p>
          </table:table-cell>
          <table:table-cell table:formula="of:=[.C4]/12" office:value-type="float" office:value="2.91280717781631" calcext:value-type="float">
            <text:p>2,91280717781631</text:p>
          </table:table-cell>
          <table:table-cell table:formula="of:=ROUND([.D4]/100;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^([.A5]/10)" office:value-type="float" office:value="5011.87233627273" calcext:value-type="float">
            <text:p>5011,87233627273</text:p>
          </table:table-cell>
          <table:table-cell table:formula="of:= ([.B5]/256) ^(1/1.42)" office:value-type="float" office:value="8.12250832752086" calcext:value-type="float">
            <text:p>8,12250832752086</text:p>
          </table:table-cell>
          <table:table-cell table:formula="of:=[.C5]/12" office:value-type="float" office:value="0.676875693960071" calcext:value-type="float">
            <text:p>0,676875693960071</text:p>
          </table:table-cell>
          <table:table-cell table:formula="of:=ROUND([.D5]/100;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^([.A6]/10)" office:value-type="float" office:value="630.957344480193" calcext:value-type="float">
            <text:p>630,957344480193</text:p>
          </table:table-cell>
          <table:table-cell table:formula="of:= ([.B6]/256) ^(1/1.42)" office:value-type="float" office:value="1.88750168660627" calcext:value-type="float">
            <text:p>1,88750168660627</text:p>
          </table:table-cell>
          <table:table-cell table:formula="of:=[.C6]/12" office:value-type="float" office:value="0.157291807217189" calcext:value-type="float">
            <text:p>0,157291807217189</text:p>
          </table:table-cell>
          <table:table-cell table:formula="of:=ROUND([.D6]/100;3)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^([.A7]/10)" office:value-type="float" office:value="79.4328234724281" calcext:value-type="float">
            <text:p>79,4328234724281</text:p>
          </table:table-cell>
          <table:table-cell table:formula="of:= ([.B7]/256) ^(1/1.42)" office:value-type="float" office:value="0.438616062093825" calcext:value-type="float">
            <text:p>0,438616062093825</text:p>
          </table:table-cell>
          <table:table-cell table:formula="of:=[.C7]/12" office:value-type="float" office:value="0.0365513385078188" calcext:value-type="float">
            <text:p>0,0365513385078188</text:p>
          </table:table-cell>
          <table:table-cell table:formula="of:=ROUND([.D7]/100;4)"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^([.A8]/10)" office:value-type="float" office:value="5.01187233627272" calcext:value-type="float">
            <text:p>5,01187233627272</text:p>
          </table:table-cell>
          <table:table-cell table:formula="of:= ([.B8]/256) ^(1/1.42)" office:value-type="float" office:value="0.0626634221822753" calcext:value-type="float">
            <text:p>0,0626634221822753</text:p>
          </table:table-cell>
          <table:table-cell table:formula="of:=[.C8]/12" office:value-type="float" office:value="0.00522195184852294" calcext:value-type="float">
            <text:p>0,00522195184852294</text:p>
          </table:table-cell>
          <table:table-cell table:formula="of:=ROUND([.D8]/100;4)" office:value-type="float" office:value="0.0001" calcext:value-type="float">
            <text:p>0,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08:08.666261221</meta:creation-date>
    <dc:date>2024-04-23T15:03:38.744910549</dc:date>
    <meta:editing-duration>PT1H55M30S</meta:editing-duration>
    <meta:editing-cycles>2</meta:editing-cycles>
    <meta:generator>LibreOffice/7.6.6.3$Linux_X86_64 LibreOffice_project/60$Build-3</meta:generator>
    <meta:document-statistic meta:table-count="1" meta:cell-count="39" meta:object-count="0"/>
  </office:meta>
</office:document-meta>
</file>